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500000002D0C05133351BEDB42D.png" manifest:media-type="image/png"/>
  <manifest:file-entry manifest:full-path="Pictures/1000020100000500000002D0EF1641FCB1F72DB2.png" manifest:media-type="image/png"/>
  <manifest:file-entry manifest:full-path="Pictures/1000020100000500000002D0FE2D0B1A4700F95D.png" manifest:media-type="image/png"/>
  <manifest:file-entry manifest:full-path="Pictures/1000020100000500000002D0240C3CB0A1FF2EEC.png" manifest:media-type="image/png"/>
  <manifest:file-entry manifest:full-path="Pictures/1000020100000500000002D037ADDE88F0AFB24C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Object_20_with_20_no_20_fill_20_and_20_no_20_line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0.026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3.277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921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cc99ff" style:font-name="Ferrum" fo:font-size="32pt" fo:background-color="transparent" style:font-size-asian="40pt" style:font-size-complex="40pt"/>
    </style:style>
    <style:style style:name="P8" style:family="paragraph">
      <style:text-properties fo:color="#cc99ff" style:font-name="Ferrum" fo:font-size="32pt" fo:background-color="transparent" style:font-size-asian="40pt" style:font-size-complex="40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2" style:family="paragraph">
      <style:paragraph-properties fo:text-align="start"/>
      <style:text-properties fo:color="#cc99ff" style:font-name="Ferrum" fo:font-size="32pt" fo:background-color="transparent" style:font-size-asian="40pt" style:font-size-complex="40pt"/>
    </style:style>
    <style:style style:name="P13" style:family="paragraph">
      <style:paragraph-properties fo:text-align="start"/>
      <style:text-properties fo:font-size="21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color="#333333" style:font-name="Ferrum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fo:color="#cc99ff" style:font-name="Ferrum" fo:font-size="48pt" fo:background-color="transparent" style:font-size-asian="66pt" style:font-size-complex="66pt"/>
    </style:style>
    <style:style style:name="T5" style:family="text">
      <style:text-properties fo:font-size="18pt"/>
    </style:style>
    <style:style style:name="T6" style:family="text">
      <style:text-properties fo:color="#000000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F</text:span><text:span text:style-name="T1">i</text:span><text:span text:style-name="T1">r</text:span><text:span text:style-name="T1">s</text:span><text:span text:style-name="T1">t 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</text:span><text:span text:style-name="T2">Rachel J. </text:span><text:span text:style-name="T2">Morris, </text:span><text:span text:style-name="T2">last </text:span><text:span text:style-name="T2">updated </text:span><text:span text:style-name="T2"><text:date style:data-style-name="D5" text:date-value="2017-06-23">Jun 23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1.381cm" svg:height="10.026cm" svg:x="3.754cm" svg:y="2.975cm">
          <draw:text-box>
            <text:p text:style-name="P2"><text:span text:style-name="T3">In </text:span><text:span text:style-name="T3">th</text:span><text:span text:style-name="T3">is </text:span><text:span text:style-name="T3">ch</text:span><text:span text:style-name="T3">a</text:span><text:span text:style-name="T3">pt</text:span><text:span text:style-name="T3">er</text:span><text:span text:style-name="T3">, </text:span><text:span text:style-name="T3">bl</text:span><text:span text:style-name="T3">a</text:span><text:span text:style-name="T3">h</text:span><text:span text:style-name="T3">bl</text:span><text:span text:style-name="T3">a</text:span><text:span text:style-name="T3">h</text:span><text:span text:style-name="T3">bl</text:span><text:span text:style-name="T3">a</text:span><text:span text:style-name="T3">h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4">A</text:span><text:span text:style-name="T4">b</text:span><text:span text:style-name="T4">o</text:span><text:span text:style-name="T4">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4">T</text:span><text:span text:style-name="T4">op</text:span><text:span text:style-name="T4">ic</text:span><text:span text:style-name="T4">s</text:span></text:p>
          </draw:text-box>
        </draw:frame>
        <draw:frame presentation:style-name="pr5" draw:text-style-name="P5" draw:layer="layout" svg:width="12.373cm" svg:height="11.793cm" svg:x="1.263cm" svg:y="3.087cm">
          <draw:text-box>
            <text:p text:style-name="P2"><text:span text:style-name="T3">1.</text:span><text:span text:style-name="T3"><text:tab/></text:span><text:span text:style-name="T3">A</text:span><text:span text:style-name="T3"><text:line-break/></text:span><text:span text:style-name="T3"/></text:p>
            <text:p text:style-name="P2"><text:span text:style-name="T3">2.</text:span><text:span text:style-name="T3"><text:tab/></text:span><text:span text:style-name="T3">B</text:span><text:span text:style-name="T3"><text:line-break/></text:span><text:span text:style-name="T3"/></text:p>
            <text:p text:style-name="P2"><text:span text:style-name="T3">3.</text:span><text:span text:style-name="T3"><text:tab/></text:span><text:span text:style-name="T3">C</text:span><text:span text:style-name="T3"><text:line-break/></text:span><text:span text:style-name="T3"/></text:p>
            <text:p text:style-name="P2"><text:span text:style-name="T3">4.</text:span><text:span text:style-name="T3"><text:tab/></text:span><text:span text:style-name="T3">D</text:span></text:p>
          </draw:text-box>
        </draw:frame>
        <draw:frame presentation:style-name="pr6" draw:text-style-name="P5" draw:layer="layout" svg:width="12.373cm" svg:height="11.793cm" svg:x="13.996cm" svg:y="3.065cm">
          <draw:text-box>
            <text:p text:style-name="P2"><text:span text:style-name="T3">5.</text:span><text:span text:style-name="T3"><text:tab/></text:span><text:span text:style-name="T3">E</text:span><text:span text:style-name="T3"><text:line-break/></text:span><text:span text:style-name="T3"/></text:p>
            <text:p text:style-name="P2"><text:span text:style-name="T3">6.</text:span><text:span text:style-name="T3"><text:tab/></text:span><text:span text:style-name="T3">F</text:span><text:span text:style-name="T3"><text:line-break/></text:span><text:span text:style-name="T3"/></text:p>
            <text:p text:style-name="P2"><text:span text:style-name="T3">7.</text:span><text:span text:style-name="T3"><text:tab/></text:span><text:span text:style-name="T3">G</text:span><text:span text:style-name="T3"><text:line-break/></text:span><text:span text:style-name="T3"/></text:p>
            <text:p text:style-name="P2"><text:span text:style-name="T3">8.</text:span><text:span text:style-name="T3"><text:tab/></text:span><text:span text:style-name="T3">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Sl</text:span><text:span text:style-name="T4">id</text:span><text:span text:style-name="T4">e </text:span><text:span text:style-name="T4">Ti</text:span><text:span text:style-name="T4">tl</text:span><text:span text:style-name="T4">e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5">Not</text:span><text:span text:style-name="T5">es</text:span></text:p>
          </draw:text-box>
        </draw:frame>
        <draw:frame draw:style-name="gr4" draw:text-style-name="P6" draw:layer="layout" svg:width="1.711cm" svg:height="0.555cm" svg:x="23.707cm" svg:y="3.68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text-style-name="P5" draw:layer="layout" svg:width="14.254cm" svg:height="3.277cm" svg:x="1.264cm" svg:y="3.088cm">
          <draw:text-box>
            <text:p text:style-name="P2"><text:span text:style-name="T3">Bl</text:span><text:span text:style-name="T3">or</text:span><text:span text:style-name="T3">p</text:span></text:p>
          </draw:text-box>
        </draw:frame>
        <draw:frame draw:style-name="gr5" draw:text-style-name="P11" draw:layer="layout" svg:width="1.831cm" svg:height="1.205cm" svg:x="26.194cm" svg:y="14.851cm">
          <draw:text-box>
            <text:p text:style-name="P10"><text:span text:style-name="T6">(</text:span><text:span text:style-name="T6"><text:page-number>&lt;number&gt;</text:page-number></text:span><text:span text:style-name="T6">/</text:span><text:span text:style-name="T6"><text:page-count>5</text:page-count></text:span><text:span text:style-name="T6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Bubbles" presentation:presentation-page-layout-name="AL1T0">
        <office:forms form:automatic-focus="false" form:apply-design-mode="false"/>
        <draw:frame presentation:style-name="pr4" draw:text-style-name="P12" draw:layer="layout" svg:width="26.335cm" svg:height="1.971cm" svg:x="0.312cm" svg:y="0.151cm" presentation:class="title" presentation:user-transformed="true">
          <draw:text-box>
            <text:p text:style-name="P2"><text:span text:style-name="T4">Conclusion</text:span></text:p>
          </draw:text-box>
        </draw:frame>
        <draw:frame presentation:style-name="pr8" draw:text-style-name="P5" draw:layer="layout" svg:width="25.996cm" svg:height="11.921cm" svg:x="1.263cm" svg:y="3.087cm">
          <draw:text-box>
            <text:p text:style-name="P13"><text:span text:style-name="T3">We did a thing.</text:span></text:p>
            <text:p text:style-name="P13"><text:span text:style-name="T3"/></text:p>
            <text:p text:style-name="P13"><text:span text:style-name="T3">Next time we do more thing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20100000500000002D0EF1641FCB1F72DB2.png" xlink:type="simple" xlink:show="embed" xlink:actuate="onLoad"/>
    <draw:fill-image draw:name="Bitmap_20_3" draw:display-name="Bitmap 3" xlink:href="Pictures/1000020100000500000002D0FE2D0B1A4700F95D.png" xlink:type="simple" xlink:show="embed" xlink:actuate="onLoad"/>
    <draw:fill-image draw:name="Bitmap_20_5" draw:display-name="Bitmap 5" xlink:href="Pictures/1000020100000500000002D0240C3CB0A1FF2EEC.png" xlink:type="simple" xlink:show="embed" xlink:actuate="onLoad"/>
    <draw:fill-image draw:name="Bitmap_20_6" draw:display-name="Bitmap 6" xlink:href="Pictures/1000020100000500000002D037ADDE88F0AFB24C.png" xlink:type="simple" xlink:show="embed" xlink:actuate="onLoad"/>
    <draw:fill-image draw:name="background" xlink:href="Pictures/1000020100000500000002D0C05133351BEDB4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6-23T22:05:01.315008921</dc:date>
    <meta:editing-duration>P1DT6H39M18S</meta:editing-duration>
    <meta:editing-cycles>1025</meta:editing-cycles>
    <meta:generator>LibreOffice/5.1.4.2$Linux_X86_64 LibreOffice_project/10m0$Build-2</meta:generator>
    <meta:document-statistic meta:object-count="4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 x ) = x^2</annotation>
  </semantics>
</math>
</file>